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layer="layout" svg:width="0.925cm" svg:height="0.962cm" svg:x="5.465cm" svg:y="6.041cm">
          <draw:text-box>
            <text:p>X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layer="layout" svg:width="0.925cm" svg:height="0.962cm" svg:x="15.088cm" svg:y="1.898cm">
          <draw:text-box>
            <text:p>Y</text:p>
          </draw:text-box>
        </draw:frame>
        <draw:frame draw:style-name="gr3" draw:layer="layout" svg:width="0.891cm" svg:height="0.962cm" svg:x="10.466cm" svg:y="9.041cm">
          <draw:text-box>
            <text:p>Z</text:p>
          </draw:text-box>
        </draw:frame>
        <draw:frame draw:style-name="gr3" draw:text-style-name="P2" draw:layer="layout" svg:width="6.551cm" svg:height="1.521cm" svg:x="11.037cm" svg:y="3.781cm">
          <draw:text-box>
            <text:p><text:span text:style-name="T1">Y is a bit string used to</text:span></text:p>
            <text:p><text:span text:style-name="T1">go from node M to itself.</text:span></text:p>
          </draw:text-box>
        </draw:frame>
        <draw:line draw:style-name="gr4" draw:text-style-name="P1" draw:layer="layout" svg:x1="13.63cm" svg:y1="3.875cm" svg:x2="15.341cm" svg:y2="2.4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45:56.846467793</dc:date>
    <dc:creator>elucterio </dc:creator>
    <meta:editing-duration>PT2M1S</meta:editing-duration>
    <meta:editing-cycles>3</meta:editing-cycles>
    <meta:generator>LibreOffice/4.2.8.2$Linux_X86_64 LibreOffice_project/420m0$Build-2</meta:generator>
    <meta:document-statistic meta:object-count="10"/>
  </office:meta>
</office:document-meta>
</file>